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2cm" draw:marker-start-width="0.427cm" draw:marker-end-width="0.427cm" draw:fill="solid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6cm" fo:min-width="0cm"/>
    </style:style>
    <style:style style:name="gr4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985cm" svg:height="4.445cm" svg:x="15.216cm" svg:y="15.605cm">
          <text:p text:style-name="P1"><text:span text:style-name="T1">Ma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6.985cm" svg:height="4.445cm" svg:x="15.408cm" svg:y="1.208cm">
          <text:p text:style-name="P1"><text:span text:style-name="T1">User Interfa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6.985cm" svg:height="4.445cm" svg:x="1.127cm" svg:y="27.416cm">
          <text:p text:style-name="P1"><text:span text:style-name="T1">Pars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6.985cm" svg:height="4.445cm" svg:x="30.029cm" svg:y="27.543cm">
          <text:p text:style-name="P1"><text:span text:style-name="T1">PM Modifi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0.162cm" svg:height="1.038cm" draw:transform="rotate (-1.54897971114497) translate (20.989cm 5.653cm)">
          <draw:text-box>
            <text:p text:style-name="P3"><text:span text:style-name="T2">CallPmModifier( ), callParser( )</text:span></text:p>
          </draw:text-box>
        </draw:frame>
        <draw:frame draw:style-name="gr3" draw:text-style-name="P4" draw:layer="layout" svg:width="6.577cm" svg:height="2.612cm" draw:transform="rotate (-1.57533418285008) translate (17.891cm 7.108cm)">
          <draw:text-box>
            <text:p text:style-name="P4"><text:span text:style-name="T2">showPm(PM_NO), </text:span></text:p>
            <text:p text:style-name="P4"><text:span text:style-name="T2">showVm(VM_ID),</text:span></text:p>
            <text:p text:style-name="P4"><text:span text:style-name="T2">updateGui(cap)</text:span></text:p>
          </draw:text-box>
        </draw:frame>
        <draw:line draw:style-name="gr4" draw:text-style-name="P1" draw:layer="layout" svg:x1="17.764cm" svg:y1="15.605cm" svg:x2="17.764cm" svg:y2="5.445cm">
          <text:p/>
        </draw:line>
        <draw:line draw:style-name="gr4" draw:text-style-name="P1" draw:layer="layout" svg:x1="19.923cm" svg:y1="5.572cm" svg:x2="19.923cm" svg:y2="15.859cm">
          <text:p/>
        </draw:line>
        <draw:line draw:style-name="gr4" draw:text-style-name="P1" draw:layer="layout" svg:x1="17.51cm" svg:y1="19.923cm" svg:x2="7.985cm" svg:y2="29.067cm">
          <text:p/>
        </draw:line>
        <draw:line draw:style-name="gr4" draw:text-style-name="P1" draw:layer="layout" svg:x1="6.461cm" svg:y1="27.797cm" svg:x2="15.605cm" svg:y2="18.78cm">
          <text:p/>
        </draw:line>
        <draw:line draw:style-name="gr4" draw:text-style-name="P1" draw:layer="layout" svg:x1="21.828cm" svg:y1="18.907cm" svg:x2="31.861cm" svg:y2="27.797cm">
          <text:p/>
        </draw:line>
        <draw:line draw:style-name="gr4" draw:text-style-name="P1" draw:layer="layout" svg:x1="30.21cm" svg:y1="28.967cm" svg:x2="19.923cm" svg:y2="19.823cm">
          <text:p/>
        </draw:line>
        <draw:frame draw:style-name="gr2" draw:text-style-name="P3" draw:layer="layout" svg:width="5.798cm" svg:height="1.038cm" draw:transform="rotate (0.794648408433018) translate (8.483cm 23.904cm)">
          <draw:text-box>
            <text:p text:style-name="P3"><text:span text:style-name="T2">callPmModifier( )</text:span></text:p>
          </draw:text-box>
        </draw:frame>
        <draw:frame draw:style-name="gr2" draw:text-style-name="P3" draw:layer="layout" svg:width="3.652cm" svg:height="1.038cm" draw:transform="rotate (0.723788040802048) translate (12.121cm 25.384cm)">
          <draw:text-box>
            <text:p text:style-name="P3"><text:span text:style-name="T2">parse(file)</text:span></text:p>
          </draw:text-box>
        </draw:frame>
        <draw:frame draw:style-name="gr2" draw:text-style-name="P3" draw:layer="layout" svg:width="6.484cm" svg:height="1.038cm" draw:transform="rotate (-0.686088928958971) translate (22.276cm 22.41cm)">
          <draw:text-box>
            <text:p text:style-name="P3"><text:span text:style-name="T2">callUserInterface( )</text:span></text:p>
          </draw:text-box>
        </draw:frame>
        <draw:frame draw:style-name="gr2" draw:text-style-name="P3" draw:layer="layout" svg:width="14.425cm" svg:height="2.612cm" draw:transform="rotate (-0.704589419030111) translate (23.417cm 17.012cm)">
          <draw:text-box>
            <text:p text:style-name="P3"><text:span text:style-name="T2"><text:s text:c="20"/></text:span><text:span text:style-name="T2">deleteVm(VM_ID), </text:span></text:p>
            <text:p text:style-name="P3"><text:span text:style-name="T2">addVm(VM_ID,cap), switchOnPm(PM_NO), </text:span></text:p>
            <text:p text:style-name="P3"><text:span text:style-name="T2"><text:s text:c="6"/></text:span><text:span text:style-name="T2">switchOffPm(PM_NO), consolidate( )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33.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ENKAT </meta:initial-creator>
    <meta:creation-date>2014-02-23T23:42:03.701035775</meta:creation-date>
    <dc:date>2014-02-24T17:27:29.246569767</dc:date>
    <dc:creator>sampath </dc:creator>
    <meta:editing-duration>PT12M20S</meta:editing-duration>
    <meta:editing-cycles>3</meta:editing-cycles>
    <meta:generator>LibreOffice/4.1.4.2$Linux_X86_64 LibreOffice_project/410m0$Build-2</meta:generator>
    <meta:document-statistic meta:object-count="16"/>
  </office:meta>
</office:document-meta>
</file>